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2" style:family="paragraph" style:parent-style-name="Standard">
      <style:paragraph-properties fo:margin-left="0cm" fo:margin-right="-0.004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-0.004cm" fo:text-indent="0cm" style:auto-text-indent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0cm" fo:margin-right="-0.004cm" fo:text-indent="0cm" style:auto-text-indent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-0.004cm" fo:text-indent="0cm" style:auto-text-indent="false"/>
      <style:text-properties fo:color="#000000" fo:background-color="#ffffff"/>
    </style:style>
    <style:style style:name="P12" style:family="paragraph" style:parent-style-name="Standard">
      <style:paragraph-properties fo:margin-left="0cm" fo:margin-right="-0.004cm" style:line-height-at-least="0.423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 style:snap-to-layout-grid="false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10.001cm"/>
        </style:tab-stops>
      </style:paragraph-properties>
      <style:text-properties fo:font-size="12pt" style:font-size-asian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2pt" style:font-size-asian="12pt"/>
    </style:style>
    <style:style style:name="P18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color="#008000" fo:font-size="12pt" style:font-size-asian="12pt" style:font-size-complex="12pt"/>
    </style:style>
    <style:style style:name="P20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fo:font-size="12pt" fo:font-weight="bold" style:font-size-asian="12pt" style:font-weight-asian="bold"/>
    </style:style>
    <style:style style:name="P21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22" style:family="paragraph" style:parent-style-name="Standard">
      <style:text-properties fo:color="#ff0000" fo:font-size="12pt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ff0000" fo:font-size="12pt" style:font-size-asian="12pt" style:font-size-complex="12pt"/>
    </style:style>
    <style:style style:name="P25" style:family="paragraph" style:parent-style-name="Standard">
      <style:text-properties fo:color="#ff0000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fo:font-size="12pt" fo:font-weight="bold" style:font-size-asian="12pt" style:font-weight-asian="bold" style:font-size-complex="12pt"/>
    </style:style>
    <style:style style:name="P27" style:family="paragraph" style:parent-style-name="Standard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28" style:family="paragraph" style:parent-style-name="Standard">
      <style:paragraph-properties fo:text-align="justify" style:justify-single-word="false"/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29" style:family="paragraph" style:parent-style-name="Standard">
      <style:paragraph-properties>
        <style:tab-stops>
          <style:tab-stop style:position="8.251cm"/>
        </style:tab-stops>
      </style:paragraph-properties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break-before="page">
        <style:tab-stops>
          <style:tab-stop style:position="8.251cm"/>
        </style:tab-stops>
      </style:paragraph-properties>
    </style:style>
    <style:style style:name="P32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</style:style>
    <style:style style:name="P33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fo:font-size="12pt" fo:font-weight="bold" style:font-size-asian="12pt" style:font-weight-asian="bold"/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fo:font-size="3pt" style:font-size-asian="3pt" style:font-size-complex="3pt"/>
    </style:style>
    <style:style style:name="P35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fo:font-size="12pt" fo:font-weight="bold" style:font-size-asian="12pt" style:font-weight-asian="bold"/>
    </style:style>
    <style:style style:name="P36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fo:font-size="12pt" fo:font-weight="bold" style:font-size-asian="12pt" style:font-weight-asian="bold"/>
    </style:style>
    <style:style style:name="P37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2pt" style:font-size-asian="12pt"/>
    </style:style>
    <style:style style:name="P38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fo:font-size="12pt" style:font-size-asian="12pt"/>
    </style:style>
    <style:style style:name="P39" style:family="paragraph" style:parent-style-name="Standard">
      <style:paragraph-properties fo:margin-left="1cm" fo:margin-right="0cm" fo:text-align="justify" style:justify-single-word="false" fo:text-indent="-1cm" style:auto-text-indent="false"/>
    </style:style>
    <style:style style:name="P40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fo:font-size="12pt" style:font-size-asian="12pt"/>
    </style:style>
    <style:style style:name="P41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</style:style>
    <style:style style:name="P42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12pt" style:font-size-asian="12pt"/>
    </style:style>
    <style:style style:name="P43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6pt" style:font-size-asian="6pt" style:font-size-complex="6pt"/>
    </style:style>
    <style:style style:name="P44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fo:font-size="14pt" fo:font-weight="bold" style:font-size-asian="14pt" style:font-weight-asian="bold"/>
    </style:style>
    <style:style style:name="P46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47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fo:font-size="12pt" style:font-size-asian="12pt"/>
    </style:style>
    <style:style style:name="P48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49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0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background-color="#ff99cc" style:font-size-asian="12pt"/>
    </style:style>
    <style:style style:name="T7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color="#008000" fo:font-size="12pt" fo:font-weight="bold" style:font-size-asian="12pt" style:font-weight-asian="bold"/>
    </style:style>
    <style:style style:name="T9" style:family="text">
      <style:text-properties fo:color="#008000" fo:font-size="12pt" style:font-size-asian="12pt"/>
    </style:style>
    <style:style style:name="T10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1" style:family="text">
      <style:text-properties fo:color="#ff0000" fo:font-size="12pt" fo:font-style="italic" fo:background-color="#ff99cc" style:font-size-asian="12pt" style:font-style-asian="italic"/>
    </style:style>
    <style:style style:name="T12" style:family="text">
      <style:text-properties fo:color="#ff0000" fo:font-size="12pt" style:font-size-asian="12pt"/>
    </style:style>
    <style:style style:name="T13" style:family="text">
      <style:text-properties fo:color="#ff0000" fo:font-size="12pt" style:font-size-asian="12pt" style:font-size-complex="12pt"/>
    </style:style>
    <style:style style:name="T14" style:family="text">
      <style:text-properties fo:color="#ff0000" fo:font-size="12pt" fo:font-weight="bold" style:font-size-asian="12pt" style:font-weight-asian="bold"/>
    </style:style>
    <style:style style:name="T15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6" style:family="text">
      <style:text-properties fo:color="#0000ff" fo:font-size="12pt" style:font-size-asian="12pt"/>
    </style:style>
    <style:style style:name="T17" style:family="text">
      <style:text-properties fo:color="#0000ff" fo:font-size="12pt" fo:font-weight="bold" style:font-size-asian="12pt" style:font-weight-asian="bold"/>
    </style:style>
    <style:style style:name="T18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19" style:family="text">
      <style:text-properties fo:color="#cc9900" style:font-name="Tahoma" fo:font-size="9pt" style:font-size-asian="9pt" style:font-name-complex="Tahoma" style:font-size-complex="9pt"/>
    </style:style>
    <style:style style:name="T20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21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2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name-asian="Courier New1" style:font-weight-asian="bold" style:font-name-complex="Courier New1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23">%#include </text:span><text:span text:style-name="T24">enTetesDecisionRFM</text:span><text:span text:style-name="T23">#%</text:span>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18">A adresser à</text:span><text:span text:style-name="T19"> :</text:span></text:p>
            <text:p text:style-name="Standard"><text:span text:style-name="T19">pour </text:span><text:span text:style-name="T7">CCVD</text:span><text:span text:style-name="T19"> + </text:span><text:span text:style-name="T15">SAS Lsne</text:span></text:p>
          </table:table-cell>
          <table:table-cell table:style-name="Table1.B1" office:value-type="string">
            <text:p text:style-name="P19">Monsieur</text:p>
            <text:p text:style-name="P21">Carlos Madrid</text:p>
            <text:p text:style-name="P18">Médecin-dentiste conseil de</text:p>
            <text:p text:style-name="P21">l’Administration Cantonale Vaudoise</text:p>
            <text:p text:style-name="P18">Route de Berne 52</text:p>
            <text:p text:style-name="P21">1010 Lausanne</text:p>
          </table:table-cell>
        </table:table-row>
        <table:table-row table:style-name="Table1.1">
          <table:table-cell table:style-name="Table1.A1" office:value-type="string">
            <text:p text:style-name="P13"><text:span text:style-name="T18">A adresser à</text:span><text:span text:style-name="T19"> :</text:span></text:p>
            <text:p text:style-name="Standard"><text:span text:style-name="T19">pour </text:span><text:span text:style-name="T10">CCJU</text:span></text:p>
          </table:table-cell>
          <table:table-cell table:style-name="Table1.B1" office:value-type="string">
            <text:p text:style-name="P24">Monsieur</text:p>
            <text:p text:style-name="P23">Christian Mischler</text:p>
            <text:p text:style-name="P23">Médecin-dentiste conseil</text:p>
            <text:p text:style-name="P23">CM Clinique Dentaire</text:p>
            <text:p text:style-name="P23">St-Randoald 2</text:p>
            <text:p text:style-name="P23">2852 Courtételle</text:p>
            <text:p text:style-name="P28">ou</text:p>
            <text:p text:style-name="P23">Monsieur</text:p>
            <text:p text:style-name="P23">Eric Develey</text:p>
            <text:p text:style-name="P23">Médecin-dentiste conseil</text:p>
            <text:p text:style-name="P23">Av. Léopold-Robert 65</text:p>
            <text:p text:style-name="P23">2301 La Chaux-de-Fonds</text:p>
          </table:table-cell>
        </table:table-row>
      </table:table>
      <text:p text:style-name="P14"/>
      <text:p text:style-name="P30"><text:span text:style-name="T5">%=DOSSIER=%</text:span><text:bookmark-start text:name="OLE_LINK3"/><text:span text:style-name="T5"><text:tab/></text:span><text:bookmark-end text:name="OLE_LINK3"/><text:bookmark text:name="OLE_LINK4"/><text:bookmark text:name="dossier"/></text:p>
      <text:p text:style-name="P44">%=NSS=%<text:tab/><text:bookmark text:name="OLE_LINK5"/><text:bookmark text:name="AVS"/></text:p>
      <text:p text:style-name="P10"/>
      <text:p text:style-name="P10"/>
      <text:p text:style-name="P45">%=NOTE=%</text:p>
      <text:p text:style-name="P9"/>
      <text:p text:style-name="P9"/>
      <text:p text:style-name="P2">%=DENTISTE=%</text:p>
      <text:p text:style-name="P5"/>
      <text:p text:style-name="P12">%=DATE_HONORAIRE=%<text:tab/>%=MONTANT=%</text:p>
      <text:p text:style-name="P6"/>
      <text:p text:style-name="P6"/>
      <text:p text:style-name="P3">%=TITRE=%</text:p>
      <text:p text:style-name="P3"/>
      <text:p text:style-name="P6"><text:span text:style-name="T6">%=NOTE_HONORAIRE=% %=QUESTIONNAIRE=%</text:span><text:span text:style-name="T11"> (pour la CCJU, le texte surligné en rose doit apparaître uniquement si le courrier est adressé au Dr Develey)</text:span><text:span text:style-name="T4">.</text:span></text:p>
      <text:p text:style-name="P3"/>
      <text:p text:style-name="P3">%=ENVOI=%</text:p>
      <text:p text:style-name="P3"/>
      <text:p text:style-name="P3">%=SALUTATIONS=%</text:p>
      <text:p text:style-name="P6"/>
      <text:p text:style-name="P8"/>
      <text:p text:style-name="P1"><text:tab/><text:span text:style-name="T21">%#</text:span><text:span text:style-name="T22">include <text:s/>signatureRFM</text:span><text:span text:style-name="T21">#%</text:span></text:p>
      <text:p text:style-name="P7"/>
      <text:p text:style-name="P7"/>
      <text:p text:style-name="P11"><text:span text:style-name="T2">%=ANNEXE=%</text:span><text:span text:style-name="T4"> : </text:span><text:span text:style-name="T4">%=MENTIONNE=%</text:span></text:p>
      <text:p text:style-name="P31"><text:span text:style-name="T8">Dr Carlos Madrid</text:span><text:span text:style-name="T4"><text:tab/></text:span><text:span text:style-name="T9">L</text:span><text:span text:style-name="T16">a</text:span><text:span text:style-name="T9">u</text:span><text:span text:style-name="T16">s</text:span><text:span text:style-name="T9">a</text:span><text:span text:style-name="T16">n</text:span><text:span text:style-name="T9">n</text:span><text:span text:style-name="T16">e</text:span><text:span text:style-name="T9">, </text:span><text:span text:style-name="T16">l</text:span><text:span text:style-name="T9">e</text:span><text:span text:style-name="T16"> </text:span></text:p>
      <text:p text:style-name="P29"><text:span text:style-name="T16">Médecin-dentiste conseil de<text:tab/></text:span><text:span text:style-name="T13">Courtételle</text:span><text:span text:style-name="T12">, le </text:span></text:p>
      <text:p text:style-name="P29"><text:span text:style-name="T9">l’Administration Cantonale Vaudoise<text:tab/></text:span><text:span text:style-name="T20">ou</text:span></text:p>
      <text:p text:style-name="P29"><text:span text:style-name="T16">Route de Berne 52<text:tab/></text:span><text:span text:style-name="T12">La Chaux-de-Fonds, le </text:span></text:p>
      <text:p text:style-name="P20">1010 Lausanne</text:p>
      <text:p text:style-name="P25">Dr Christian Mischler</text:p>
      <text:p text:style-name="P22">Médecin-dentiste conseil</text:p>
      <text:p text:style-name="P22">CM Clinique Dentaire</text:p>
      <text:p text:style-name="P22">St-Randoald 2</text:p>
      <text:p text:style-name="P25">2852 Courtételle</text:p>
      <text:p text:style-name="P27">ou</text:p>
      <text:p text:style-name="P25">Dr Eric Develey</text:p>
      <text:p text:style-name="P22">Médecin-dentiste conseil</text:p>
      <text:p text:style-name="P22">Av. Léopold-Robert 65</text:p>
      <text:p text:style-name="P26">2301 La Chaux-de-Fonds</text:p>
      <text:p text:style-name="P33"><text:tab/>Caisse cantonale vaudoise</text:p>
      <text:p text:style-name="P33"><text:tab/>de compensation</text:p>
      <text:p text:style-name="P33"><text:tab/>Service des PC</text:p>
      <text:p text:style-name="P33"><text:tab/>Case postale 55</text:p>
      <text:p text:style-name="P33"><text:tab/>1815 Clarens</text:p>
      <text:p text:style-name="P34"/>
      <text:p text:style-name="P32"><text:span text:style-name="T1"><text:tab/></text:span><text:span text:style-name="T14">Caisse de compensation du Jura</text:span></text:p>
      <text:p text:style-name="P35"><text:tab/>Service des prestations</text:p>
      <text:p text:style-name="P35"><text:tab/>Rue Bel-Air 3</text:p>
      <text:p text:style-name="P35"><text:tab/>2350 Saignelégier</text:p>
      <text:p text:style-name="P34"/>
      <text:p text:style-name="P32"><text:span text:style-name="T1"><text:tab/></text:span><text:span text:style-name="T17">Agence communale</text:span></text:p>
      <text:p text:style-name="P36"><text:tab/>d'assurances sociales</text:p>
      <text:p text:style-name="P36"><text:tab/>Bureau des PC</text:p>
      <text:p text:style-name="P36"><text:tab/>Case postale 5032</text:p>
      <text:p text:style-name="P36"><text:tab/>1002 Lausanne</text:p>
      <text:p text:style-name="P16"/>
      <text:p text:style-name="P16"/>
      <text:p text:style-name="P16"/>
      <text:p text:style-name="P30"><text:span text:style-name="T5">%=DOSSIER=%</text:span><text:bookmark-start text:name="OLE_LINK31"/><text:span text:style-name="T5"><text:tab/></text:span><text:bookmark-end text:name="OLE_LINK31"/><text:bookmark text:name="OLE_LINK41"/><text:bookmark text:name="dossier1"/></text:p>
      <text:p text:style-name="P15">%=NSS=%<text:tab/></text:p>
      <text:p text:style-name="P16"/>
      <text:p text:style-name="P16"/>
      <text:p text:style-name="P16"/>
      <text:p text:style-name="P17">%=TITRE=%</text:p>
      <text:p text:style-name="P17"/>
      <text:p text:style-name="P30"><text:span text:style-name="T6">%=REPONSE=% %=EXAMEN_QUESTIONNAIRE=%</text:span><text:span text:style-name="T4"> %=INFORME=%</text:span></text:p>
      <text:p text:style-name="P38"/>
      <text:p text:style-name="P39"><text:bookmark-start text:name="CaseACocher1"/><text:span text:style-name="T4"><draw:control text:anchor-type="as-char" draw:z-index="2" draw:style-name="gr1" draw:text-style-name="P50" svg:width="0.318cm" svg:height="0.318cm" draw:control="control2"/></text:span><text:bookmark-end text:name="CaseACocher1"/><text:span text:style-name="T4"><text:tab/>%=PAS_CONTACTE=%</text:span></text:p>
      <text:p text:style-name="P37"/>
      <text:p text:style-name="P39"><text:span text:style-name="T12"><draw:control text:anchor-type="as-char" draw:z-index="3" draw:style-name="gr1" draw:text-style-name="P50" svg:width="0.318cm" svg:height="0.318cm" draw:control="control3"/></text:span><text:span text:style-name="T12"><text:tab/>%=CONTACTE_DATE=%</text:span></text:p>
      <text:p text:style-name="P40"/>
      <text:p text:style-name="P39"><text:span text:style-name="T4"><draw:control text:anchor-type="as-char" draw:z-index="4" draw:style-name="gr1" draw:text-style-name="P50" svg:width="0.318cm" svg:height="0.318cm" draw:control="control4"/></text:span><text:span text:style-name="T4"><text:tab/>%=CONTACTE_SOLUTION=%</text:span></text:p>
      <text:p text:style-name="P42"/>
      <text:p text:style-name="P41"><text:span text:style-name="T4"><text:tab/></text:span><text:span text:style-name="T4"><draw:control text:anchor-type="as-char" draw:z-index="5" draw:style-name="gr1" draw:text-style-name="P50" svg:width="0.318cm" svg:height="0.318cm" draw:control="control5"/></text:span><text:span text:style-name="T4"><text:tab/>%=NOTE_CORRECTE=%</text:span></text:p>
      <text:p text:style-name="P42"/>
      <text:p text:style-name="P41"><text:span text:style-name="T4"><text:tab/></text:span><text:span text:style-name="T4"><draw:control text:anchor-type="as-char" draw:z-index="1" draw:style-name="gr1" draw:text-style-name="P50" svg:width="0.318cm" svg:height="0.318cm" draw:control="control1"/></text:span><text:span text:style-name="T4"><text:tab/>%=RAMENE=%</text:span></text:p>
      <text:p text:style-name="P43"/>
      <text:p text:style-name="P46">%=FR=% </text:p>
      <text:p text:style-name="P42"><text:soft-page-break/></text:p>
      <text:p text:style-name="P41"><text:span text:style-name="T4"><text:tab/></text:span><text:span text:style-name="T4"><draw:control text:anchor-type="as-char" draw:z-index="0" draw:style-name="gr1" draw:text-style-name="P50" svg:width="0.318cm" svg:height="0.318cm" draw:control="control6"/></text:span><text:tab/><text:span text:style-name="T4">%=TRAITEMENT=%</text:span><text:span text:style-name="T3">%=SEA=%</text:span><text:span text:style-name="T4">%=LOI=%</text:span><text:span text:style-name="T3">%=SA=%</text:span><text:span text:style-name="T4"> %=RESTE_MONTANT=%</text:span></text:p>
      <text:p text:style-name="P43"/>
      <text:p text:style-name="P48">%=FR=% </text:p>
      <text:p text:style-name="P43"/>
      <text:p text:style-name="P47">%=DETAILS=%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2:42:00</meta:creation-date>
    <dc:creator>Mike Boillat</dc:creator>
    <dc:date>2012-02-23T15:56:03</dc:date>
    <meta:print-date>2009-07-21T14:46:00</meta:print-date>
    <meta:editing-cycles>29</meta:editing-cycles>
    <meta:editing-duration>PT3H42M2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830208457</meta:user-defined>
    <meta:document-statistic meta:table-count="1" meta:image-count="0" meta:object-count="0" meta:page-count="3" meta:paragraph-count="76" meta:word-count="216" meta:character-count="1541"/>
  </office:meta>
</office:document-meta>
</file>